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Core Featur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provided b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mputer</text:p>
          </table:table-cell>
          <table:table-cell table:number-columns-repeated="5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 office:value-type="string" calcext:value-type="string">
            <text:p>pirouette turning</text:p>
          </table:table-cell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all canaster with Lindal fitting</text:p>
          </table:table-cell>
          <table:table-cell table:number-columns-repeated="11"/>
        </table:table-row>
      </table:table>
      <table:table table:name="Notes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7"/>
        </table:table-row>
      </table:table>
      <table:table table:name="Sheet4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0:02:36.796091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5-22T00:03:13.045432127</dc:date>
    <meta:editing-duration>PT5H3M29S</meta:editing-duration>
    <meta:editing-cycles>9</meta:editing-cycles>
    <meta:generator>LibreOffice/4.3.7.2$Linux_X86_64 LibreOffice_project/430m0$Build-2</meta:generator>
    <meta:document-statistic meta:table-count="3" meta:cell-count="200" meta:object-count="0"/>
  </office:meta>
</office:document-meta>
</file>